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17.82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1.54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5" table:number-columns-repeated="2" table:default-cell-style-name="ce10"/>
        <table:table-column table:style-name="co19" table:default-cell-style-name="ce10"/>
        <table:table-column table:style-name="co1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19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0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office:value-type="string" calcext:value-type="string">
            <text:p>-1619.18</text:p>
          </table:table-cell>
          <table:table-cell office:value-type="string" calcext:value-type="string">
            <text:p>-13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994"/>
        </table:table-row>
        <table:table-row table:style-name="ro1" table:number-rows-repeated="104852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18:47:27.1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9T18:56:50.520000000</dc:date>
    <meta:editing-duration>P2DT15H22M23S</meta:editing-duration>
    <meta:editing-cycles>1024</meta:editing-cycles>
    <meta:document-statistic meta:table-count="2" meta:cell-count="3531" meta:object-count="0"/>
    <meta:user-defined meta:name="qrichtext">1</meta:user-defined>
  </office:meta>
</office:document-meta>
</file>